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7600002C3CBA7601FE.wmf"/>
  <manifest:file-entry manifest:media-type="" manifest:full-path="Pictures/200000070000BE6000005F4BD0F61AC6.wmf"/>
  <manifest:file-entry manifest:media-type="" manifest:full-path="Pictures/200000070000BE6000005F4BD907248B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Heading_20_2">
      <style:paragraph-properties fo:text-align="start" style:justify-single-word="false"/>
      <style:text-properties style:font-name="Arial"/>
    </style:style>
    <style:style style:name="P3" style:family="paragraph" style:parent-style-name="Heading_20_1" style:list-style-name="" style:master-page-name="Standard">
      <style:paragraph-properties fo:text-align="start" style:justify-single-word="false" style:page-number="auto"/>
      <style:text-properties style:font-name="Arial"/>
    </style:style>
    <style:style style:name="T1" style:family="text">
      <style:text-properties style:font-name="Calibri1" fo:font-size="11pt" fo:language="de" fo:country="DE" style:font-name-asian="Calibri1" style:font-size-asian="11pt" style:font-name-complex="Calibri1"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leitung zur Bearbeitung der preise.txt</text:p>
      <text:p text:style-name="P1">1. Einloggen:<text:line-break/> <text:s text:c="2"/>Gehen Sie auf https://mein.ionos.de und loggen Sie sich ein.</text:p>
      <text:p text:style-name="P1">2. Hosting öffnen:<text:line-break/> <text:s text:c="2"/>Wählen Sie im Menü den Punkt „Hosting“.<text:line-break/><text:span text:style-name="T1"><draw:frame draw:style-name="fr1" draw:name="Графический объект1" text:anchor-type="as-char" svg:width="15.24cm" svg:height="7.62cm" draw:z-index="0"><draw:image xlink:href="Pictures/200000070000BE6000005F4BD907248B.wmf" xlink:type="simple" xlink:show="embed" xlink:actuate="onLoad"/></draw:frame></text:span></text:p>
      <text:p text:style-name="P1"/>
      <text:p text:style-name="P1"><text:soft-page-break/>3. Webspace öffnen:<text:line-break/> <text:s text:c="2"/>Klicken Sie auf „Webspace nutzen“.<text:line-break/><text:span text:style-name="T1"><draw:frame draw:style-name="fr1" draw:name="Графический объект2" text:anchor-type="as-char" svg:width="15.24cm" svg:height="7.62cm" draw:z-index="1"><draw:image xlink:href="Pictures/200000070000BE6000005F4BD0F61AC6.wmf" xlink:type="simple" xlink:show="embed" xlink:actuate="onLoad"/></draw:frame></text:span></text:p>
      <text:p text:style-name="P1">4. Datei preise.txt finden:<text:line-break/> <text:s text:c="2"/>Navigieren Sie zu der Datei preise.txt – sie enthält alle Preislisten.<text:line-break/><text:span text:style-name="T1"><draw:frame draw:style-name="fr1" draw:name="Графический объект3" text:anchor-type="as-char" svg:width="15.24cm" svg:height="6.922cm" draw:z-index="2"><draw:image xlink:href="Pictures/200000070000617600002C3CBA7601FE.wmf" xlink:type="simple" xlink:show="embed" xlink:actuate="onLoad"/></draw:frame></text:span></text:p>
      <text:list xml:id="list4243363682065059172" text:style-name="Outline">
        <text:list-item>
          <text:list>
            <text:list-item>
              <text:h text:style-name="P2" text:outline-level="2">So ist die Datei aufgebaut:</text:h>
            </text:list-item>
          </text:list>
        </text:list-item>
      </text:list>
      <text:p text:style-name="P1">• Jede Kategorie (z. B. „Massagen“) beginnt mit einem # am Anfang der Zeile:<text:line-break/> <text:s/>#Massagen</text:p>
      <text:p text:style-name="P1"><text:soft-page-break/>• Danach folgt die Tabelle im Format:<text:line-break/> <text:s/>Name der Leistung;Kurzbeschreibung;Dauer;Preis</text:p>
      <text:list xml:id="list31590636" text:continue-numbering="true" text:style-name="Outline">
        <text:list-item>
          <text:list>
            <text:list-item>
              <text:h text:style-name="P2" text:outline-level="2">Hinweise zur Bearbeitung:</text:h>
            </text:list-item>
          </text:list>
        </text:list-item>
      </text:list>
      <text:p text:style-name="P1">• Spalten werden mit einem Semikolon (;) getrennt.</text:p>
      <text:p text:style-name="P1">• Auch wenn eine Spalte leer ist, muss das Semikolon stehen bleiben.<text:line-break/> <text:s/>Beispiel mit leerer Kurzbeschreibung:<text:line-break/> <text:s/>Handmassage;;20 Min;20 €</text:p>
      <text:p text:style-name="P1">• Jede neue Leistung steht in einer neuen Zeile.</text:p>
      <text:list xml:id="list31609956" text:continue-numbering="true" text:style-name="Outline">
        <text:list-item>
          <text:list>
            <text:list-item>
              <text:h text:style-name="P2" text:outline-level="2">Beispiel für eine komplette Kategorie:</text:h>
            </text:list-item>
          </text:list>
        </text:list-item>
      </text:list>
      <text:p text:style-name="P1">#Massagen<text:line-break/>Ganzkörpermassage;Entspannende Massage für den ganzen Körper;60 Min;65 €<text:line-break/>Rückenmassage;;30 Min;35 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21T11:33:56.51</dc:date>
    <meta:editing-duration>P0D</meta:editing-duration>
    <meta:generator>OpenOffice/4.1.5$Win32 OpenOffice.org_project/415m1$Build-9789</meta:generator>
    <meta:document-statistic meta:table-count="0" meta:image-count="3" meta:object-count="0" meta:page-count="3" meta:paragraph-count="14" meta:word-count="136" meta:character-count="950"/>
    <dc:creator>Andrii 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